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85cm"/>
    </style:style>
    <style:style style:name="gr3" style:family="graphic" style:parent-style-name="standard">
      <style:graphic-properties draw:stroke="none" svg:stroke-color="#000000" draw:fill="none" draw:fill-color="#ffffff" fo:min-height="0.9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fo:min-height="3.0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line-height="100%" fo:text-align="start"/>
    </style:style>
    <style:style style:name="P4" style:family="paragraph">
      <style:paragraph-properties fo:line-height="100%" fo:text-align="start"/>
      <style:text-properties fo:font-size="11pt" style:font-size-asian="11pt" style:font-size-complex="11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1.5cm" svg:height="7cm" svg:x="6.4cm" svg:y="6.4cm">
          <text:p text:style-name="P1">Huit images miniature <text:s/></text:p>
        </draw:rect>
        <draw:rect draw:style-name="gr1" draw:text-style-name="P2" draw:layer="layout" svg:width="12.9cm" svg:height="1cm" svg:x="5cm" svg:y="5.4cm">
          <text:p text:style-name="P1">Barre de recherche</text:p>
        </draw:rect>
        <draw:rect draw:style-name="gr1" draw:text-style-name="P1" draw:layer="layout" svg:width="1.4cm" svg:height="7cm" svg:x="5cm" svg:y="6.4cm">
          <text:p text:style-name="P1"><text:span text:style-name="T1">Barre</text:span></text:p>
          <text:p text:style-name="P1"><text:span text:style-name="T1">de</text:span></text:p>
          <text:p text:style-name="P1"><text:span text:style-name="T1">trie </text:span><text:s/></text:p>
        </draw:rect>
        <draw:rect draw:style-name="gr1" draw:text-style-name="P4" draw:layer="layout" svg:width="12.9cm" svg:height="0.9cm" draw:transform="skewX (0.0022689280275922) rotate (0.0019198621771934) translate (5cm 13.425cm)">
          <text:p text:style-name="P3"><text:span text:style-name="T2"><text:s/></text:span><text:span text:style-name="T3">←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4"/>→</text:span><text:span text:style-name="T2"> </text:span></text:p>
        </draw:rect>
        <draw:frame draw:style-name="gr2" draw:text-style-name="P1" draw:layer="layout" svg:width="19cm" svg:height="2.1cm" svg:x="1cm" svg:y="1.1cm">
          <draw:text-box>
            <text:p text:style-name="P1">Cahier des charges </text:p>
          </draw:text-box>
        </draw:frame>
        <draw:frame draw:style-name="gr3" draw:layer="layout" svg:width="5.9cm" svg:height="1.2cm" svg:x="1.4cm" svg:y="4.2cm">
          <draw:text-box>
            <text:p>Première vue :</text:p>
          </draw:text-box>
        </draw:frame>
        <draw:frame draw:style-name="gr3" draw:layer="layout" svg:width="18cm" svg:height="1.2cm" svg:x="1cm" svg:y="16.2cm">
          <draw:text-box>
            <text:p>Lorsque l'on clic sur une des huit images : </text:p>
          </draw:text-box>
        </draw:frame>
        <draw:rect draw:style-name="gr1" draw:text-style-name="P1" draw:layer="layout" svg:width="12.9cm" svg:height="6.6cm" svg:x="4.9cm" svg:y="17.7cm">
          <text:p text:style-name="P1">Images taille réelle </text:p>
        </draw:rect>
        <draw:frame draw:style-name="gr4" draw:layer="layout" svg:width="0.502cm" svg:height="0.963cm" svg:x="1.059cm" svg:y="25.6cm">
          <draw:text-box>
            <text:p/>
          </draw:text-box>
        </draw:frame>
        <draw:frame draw:style-name="gr5" draw:layer="layout" svg:width="19cm" svg:height="3.439cm" svg:x="1cm" svg:y="25.2cm">
          <draw:text-box>
            <text:p>Barre de trie :</text:p>
            <text:p/>
            <text:p><text:span text:style-name="T4">- trie par taille</text:span></text:p>
            <text:p><text:span text:style-name="T4"/></text:p>
            <text:p><text:span text:style-name="T4">- trie par couleur dominante</text:span></text:p>
          </draw:text-box>
        </draw:frame>
        <draw:frame draw:style-name="gr4" draw:layer="layout" svg:width="0.502cm" svg:height="0.963cm" svg:x="0cm" svg:y="26.6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3-25T14:08:03.14</meta:creation-date>
    <dc:date>2018-03-25T14:34:21.77</dc:date>
    <meta:editing-duration>PT10M25S</meta:editing-duration>
    <meta:editing-cycles>2</meta:editing-cycles>
    <meta:generator>OpenOffice/4.1.3$Win32 OpenOffice.org_project/413m1$Build-9783</meta:generator>
    <meta:document-statistic meta:object-count="11"/>
  </office:meta>
</office:document-meta>
</file>